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asalization Rg" svg:font-family="'Nasalization Rg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7.3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6e905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9999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9999" loext:opacity="100%" style:text-outline="false" style:text-line-through-style="none" style:text-line-through-type="none" style:font-name="Nasalization Rg" fo:font-size="10pt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a7500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a7500" loext:opacity="100%" style:text-outline="false" style:text-line-through-style="none" style:text-line-through-type="none" style:font-name="Nasalization Rg" fo:font-size="10pt" fo:language="en" fo:country="US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a7500" loext:opacity="100%" style:text-outline="false" style:text-line-through-style="none" style:text-line-through-type="none" style:font-name="Nasalization Rg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2b2b2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5308d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5308d" loext:opacity="100%" style:text-outline="false" style:text-line-through-style="none" style:text-line-through-type="none" style:font-name="Nasalization Rg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2b2b2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2b2b2" loext:opacity="100%" style:text-outline="false" style:text-line-through-style="none" style:text-line-through-type="none" style:font-name="Nasalization Rg" fo:font-size="5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007cm" svg:height="27.554cm" svg:x="0.993cm" svg:y="1.254cm">
          <draw:text-box>
            <text:p text:style-name="P1"><text:span text:style-name="T1">HTML</text:span><text:span text:style-name="T2"> : </text:span><text:span text:style-name="T3">Balise d’entête</text:span></text:p>
            <text:p text:style-name="P1"><text:span text:style-name="T3"/></text:p>
            <text:p><text:span text:style-name="T4">Qu’est</text:span><text:span text:style-name="T5"> </text:span><text:span text:style-name="T4">qu’une balise d’entête <text:s/></text:span><text:span text:style-name="T5">?</text:span></text:p>
            <text:p><text:span text:style-name="T6">Une balise d’entête permet de mettre un certain nombre de balise comme le </text:span><text:span text:style-name="T7">title</text:span><text:span text:style-name="T6">, meta, link, script... <text:s text:c="2"/>elle permet d’effectuer un certain nombre d’action comme relier une fiche CSS, ajouter des cartes réseau social ou donné des informations sur le site. </text:span></text:p>
            <text:p><text:span text:style-name="T8"/></text:p>
            <text:p><text:span text:style-name="T8"/></text:p>
            <text:p><text:span text:style-name="T9">&lt;meta&gt; Permet de décrire le contenu du site, ainsi que certain paramètre de fonctionnement :</text:span></text:p>
            <text:p><text:span text:style-name="T6"><text:s/></text:span><text:span text:style-name="T6">Définit l'auteur du document HTML</text:span></text:p>
            <text:p><text:span text:style-name="T10">&lt;meta name="author" content="Jérémy Salettes-Wozniak"&gt;</text:span></text:p>
            <text:p><text:span text:style-name="T11"/></text:p>
            <text:p><text:span text:style-name="T6">Décrit le document HTML</text:span></text:p>
            <text:p><text:span text:style-name="T10">&lt;meta name="description" content="document type"&gt;</text:span></text:p>
            <text:p><text:span text:style-name="T11"/></text:p>
            <text:p><text:span text:style-name="T6">Permet d'utilisé certain caractére (&amp;, é, è, ê...)</text:span></text:p>
            <text:p><text:span text:style-name="T10">&lt;meta charset="utf-8"&gt;</text:span></text:p>
            <text:p><text:span text:style-name="T11"/></text:p>
            <text:p><text:span text:style-name="T6">Permet d'adapter le contenue de la page en fonction de l'écran</text:span></text:p>
            <text:p><text:span text:style-name="T10">&lt;meta name="viewport" content="width=device-width, initial-scale=1.0"&gt;</text:span></text:p>
            <text:p><text:span text:style-name="T11"/></text:p>
            <text:p><text:span text:style-name="T6">Permet de rafraichir la page du site</text:span></text:p>
            <text:p><text:span text:style-name="T10">&lt;meta http-equiv="refresh" content="30"&gt;</text:span></text:p>
            <text:p><text:span text:style-name="T11"/></text:p>
            <text:p><text:span text:style-name="T11"/></text:p>
            <text:p><text:span text:style-name="T9">OG_Graph_Protocol :</text:span></text:p>
            <text:p><text:span text:style-name="T6">Permet de définir le titre</text:span></text:p>
            <text:p><text:span text:style-name="T10">&lt;meta property="og:title" content="The Rock" /&gt;</text:span></text:p>
            <text:p><text:span text:style-name="T11"/></text:p>
            <text:p><text:span text:style-name="T6">Permet de d'afficher un descriptif </text:span></text:p>
            <text:p><text:span text:style-name="T10">&lt;meta property="og:description" content="Ceci est un descriptif pour le lien de mon site internet" /&gt;</text:span></text:p>
            <text:p><text:span text:style-name="T11"/></text:p>
            <text:p><text:span text:style-name="T6">Permet d'afficher un mot qui apprait avent le titre</text:span></text:p>
            <text:p><text:span text:style-name="T10">&lt;meta property="og:determiner" content="the" /&gt;</text:span></text:p>
            <text:p><text:span text:style-name="T11"/></text:p>
            <text:p><text:span text:style-name="T6">Permet d'afficher la langue dans laquelle le contenu et balisé</text:span></text:p>
            <text:p><text:span text:style-name="T10">&lt;meta property="og:locale" content="en_US" /&gt;</text:span></text:p>
            <text:p><text:span text:style-name="T10">&lt;meta property="og:locale:alternate" content="fr_FR" /&gt;</text:span></text:p>
            <text:p><text:span text:style-name="T11"/></text:p>
            <text:p><text:span text:style-name="T6">Si le site partie d'un site web plus grand permet d'afficher un nom unique pour l'ensemble du site</text:span></text:p>
            <text:p><text:span text:style-name="T10">&lt;meta property="og:site_name" content="My_Website" /&gt;</text:span></text:p>
            <text:p><text:span text:style-name="T11"/></text:p>
            <text:p><text:span text:style-name="T10"><text:tab/></text:span><text:span text:style-name="T10"><text:tab/></text:span><text:span text:style-name="T12">Image</text:span></text:p>
            <text:p><text:span text:style-name="T6"><text:tab/></text:span><text:span text:style-name="T6"><text:tab/></text:span><text:span text:style-name="T6">Permet de définir le type de fichier</text:span></text:p>
            <text:p><text:span text:style-name="T10"><text:tab/></text:span><text:span text:style-name="T10"><text:tab/></text:span><text:span text:style-name="T10">&lt;meta property="og:image:type" content="image/jpeg" /&gt;</text:span></text:p>
            <text:p><text:span text:style-name="T6"><text:tab/></text:span><text:span text:style-name="T6"><text:tab/></text:span><text:span text:style-name="T6">Lien de l'image à afficher et de la dimensionner</text:span></text:p>
            <text:p><text:span text:style-name="T10"><text:tab/></text:span><text:span text:style-name="T10"><text:tab/></text:span><text:span text:style-name="T10">&lt;meta property="og:image" content="https://example.com/ogp.jpg" /&gt;</text:span></text:p>
            <text:p><text:span text:style-name="T10"><text:tab/></text:span><text:span text:style-name="T10"><text:tab/></text:span><text:span text:style-name="T10">&lt;meta property="og:image:width" content="400" /&gt;</text:span></text:p>
            <text:p><text:span text:style-name="T10"><text:tab/></text:span><text:span text:style-name="T10"><text:tab/></text:span><text:span text:style-name="T10">&lt;meta property="og:image:height" content="300" /&gt;</text:span></text:p>
            <text:p><text:span text:style-name="T6"><text:tab/></text:span><text:span text:style-name="T6"><text:tab/></text:span><text:span text:style-name="T6">Permet de décrire le contenue de l'image référencement</text:span></text:p>
            <text:p><text:span text:style-name="T10"><text:tab/></text:span><text:span text:style-name="T10"><text:tab/></text:span><text:span text:style-name="T10">&lt;meta property="og:image:alt" content="A shiny red apple with a bite taken out" /&gt;</text:span></text:p>
            <text:p><text:span text:style-name="T11"/></text:p>
            <text:p><text:span text:style-name="T10"><text:tab/></text:span><text:span text:style-name="T10"><text:tab/></text:span><text:span text:style-name="T10"> </text:span><text:span text:style-name="T12">Vidéo</text:span></text:p>
            <text:p><text:span text:style-name="T6"><text:tab/></text:span><text:span text:style-name="T6"><text:tab/></text:span><text:span text:style-name="T6">Permet de définir le type de fichier</text:span></text:p>
            <text:p><text:span text:style-name="T10"><text:tab/></text:span><text:span text:style-name="T10"><text:tab/></text:span><text:span text:style-name="T10">&lt;meta property="og:video:type" content="application/x-shockwave-flash" /&gt;</text:span></text:p>
            <text:p><text:span text:style-name="T6"><text:tab/></text:span><text:span text:style-name="T6"><text:tab/></text:span><text:span text:style-name="T6">Lien de la video à afficher et sa dimension</text:span></text:p>
            <text:p><text:span text:style-name="T10"><text:tab/></text:span><text:span text:style-name="T10"><text:tab/></text:span><text:span text:style-name="T10">&lt;meta property="og:video" content="https://example.com/movie.swf" /&gt;</text:span></text:p>
            <text:p><text:span text:style-name="T10"><text:tab/></text:span><text:span text:style-name="T10"><text:tab/></text:span><text:span text:style-name="T10">&lt;meta property="og:video:width" content="400" /&gt;</text:span></text:p>
            <text:p><text:span text:style-name="T10"><text:tab/></text:span><text:span text:style-name="T10"><text:tab/></text:span><text:span text:style-name="T10">&lt;meta property="og:video:height" content="300" /&gt;</text:span></text:p>
            <text:p><text:span text:style-name="T11"/></text:p>
            <text:p><text:span text:style-name="T10"><text:tab/></text:span><text:span text:style-name="T10"><text:tab/></text:span><text:span text:style-name="T12">Audio</text:span></text:p>
            <text:p><text:span text:style-name="T6"><text:tab/></text:span><text:span text:style-name="T6"><text:tab/></text:span><text:span text:style-name="T6">Permet de définir le type de fichier</text:span></text:p>
            <text:p><text:span text:style-name="T10"><text:tab/></text:span><text:span text:style-name="T10"><text:tab/></text:span><text:span text:style-name="T10">&lt;meta property="og:audio:type" content="audio/mpeg" /&gt;</text:span></text:p>
            <text:p><text:span text:style-name="T6"><text:tab/></text:span><text:span text:style-name="T6"><text:tab/></text:span><text:span text:style-name="T6">Lien de l'audio à écouter</text:span></text:p>
            <text:p><text:span text:style-name="T10"><text:tab/></text:span><text:span text:style-name="T10"><text:tab/></text:span><text:span text:style-name="T10">&lt;meta property="og:audio" content="https://example.com/sound.mp3" /&gt;</text:span></text:p>
            <text:p><text:span text:style-name="T10"><text:tab/></text:span><text:span text:style-name="T10"><text:tab/></text:span><text:span text:style-name="T6">Pour en savoir plus allez sur </text:span><text:span text:style-name="T6"><text:a xlink:href="https://ogp.me/" xlink:type="simple">https://ogp.me/</text:a></text:span></text:p>
            <text:p><text:span text:style-name="T11"/></text:p>
            <text:p><text:span text:style-name="T12"><text:tab/></text:span><text:span text:style-name="T12"><text:tab/></text:span><text:span text:style-name="T12">Twitter Card</text:span></text:p>
            <text:p><text:span text:style-name="T6"><text:tab/></text:span><text:span text:style-name="T6"><text:tab/></text:span><text:span text:style-name="T6">Affiche le compte twitter du site</text:span></text:p>
            <text:p><text:span text:style-name="T10"><text:tab/></text:span><text:span text:style-name="T10"><text:tab/></text:span><text:span text:style-name="T10">&lt;meta name="twitter:site" content="https://twitter.com/SalettesJ"&gt;&lt;/meta&gt;</text:span></text:p>
            <text:p><text:span text:style-name="T10"><text:tab/></text:span><text:span text:style-name="T10"><text:tab/></text:span><text:span text:style-name="T6">Affiche le créateur du contenu</text:span></text:p>
            <text:p><text:span text:style-name="T10"><text:tab/></text:span><text:span text:style-name="T10"><text:tab/></text:span><text:span text:style-name="T10">&lt;meta name="twitter:creator" content="https://twitter.com/SalettesJ"&gt;&lt;/meta&gt;</text:span></text:p>
            <text:p><text:span text:style-name="T10"/></text:p>
          </draw:text-box>
        </draw:frame>
      </draw:page>
      <draw:page draw:name="page2" draw:style-name="dp1" draw:master-page-name="Default">
        <draw:frame draw:style-name="gr1" draw:text-style-name="P2" draw:layer="layout" svg:width="19.007cm" svg:height="27.554cm" svg:x="0.994cm" svg:y="1.254cm">
          <draw:text-box>
            <text:p text:style-name="P3"><text:span text:style-name="T1">HTML</text:span><text:span text:style-name="T2"> : </text:span><text:span text:style-name="T3">Balise d’entête</text:span></text:p>
            <text:p><text:span text:style-name="T8"/></text:p>
            <text:p><text:span text:style-name="T8"/></text:p>
            <text:p><text:span text:style-name="T9">&lt;Title&gt;&lt;/title&gt; <text:s/>Permet décrire le titre du site :</text:span></text:p>
            <text:p><text:span text:style-name="T6"><text:s/></text:span><text:span text:style-name="T6">Définit le titre du site.</text:span></text:p>
            <text:p><text:span text:style-name="T10">&lt;title&gt;Titre du site&lt;/title&gt;</text:span></text:p>
            <text:p><text:span text:style-name="T11"/></text:p>
            <text:p><text:span text:style-name="T11"/></text:p>
            <text:p><text:span text:style-name="T9">&lt;style&gt;  :</text:span></text:p>
            <text:p><text:span text:style-name="T13"/></text:p>
            <text:p><text:span text:style-name="T6">Permet de relier et charger une feuille.css</text:span></text:p>
            <text:p><text:span text:style-name="T10">&lt;link rel="stylesheet" type="text/css" href="style.css"&gt;</text:span></text:p>
            <text:p><text:span text:style-name="T8"/></text:p>
            <text:p><text:span text:style-name="T6">Permet d'adaper la feuille en fonction de l'écran</text:span></text:p>
            <text:p><text:span text:style-name="T10">&lt;link rel="stylesheet" type="text/css" href="small_viewport.css" media="all (max-width:1024px)"&gt;</text:span></text:p>
            <text:p><text:span text:style-name="T8"/></text:p>
            <text:p><text:span text:style-name="T6">Permet d'adaper la feuille en fonction de l'écran, or, and, not</text:span></text:p>
            <text:p><text:span text:style-name="T10">&lt;link rel="stylesheet" type="text/css" href="small_viewport.css" media="tv and handheld (max-width:1024px)"&gt;</text:span></text:p>
            <text:p><text:span text:style-name="T8"/></text:p>
            <text:p><text:span text:style-name="T6">Font Awesome SVG https://fontawesome.com/v4.7.0/</text:span></text:p>
            <text:p><text:span text:style-name="T10">&lt;link rel="stylesheet" href="https://use.fontawesome.com/releases/v5.5.0/css/all.css" integrity="sha384-B4dIYHKNBt8Bc12p+WXckhzcICo0wtJAoU8YZTY5qE0Id1GSseTk6S+L3BlXeVIU" crossorigin="anonymous"&gt;</text:span></text:p>
            <text:p><text:span text:style-name="T8"/></text:p>
            <text:p><text:span text:style-name="T6">Permet de précharger la feuille .css</text:span></text:p>
            <text:p><text:span text:style-name="T10">&lt;link rel="preload" href="style.css" as="style"&gt;</text:span></text:p>
            <text:p><text:span text:style-name="T11"/></text:p>
            <text:p><text:span text:style-name="T6">Permet de précharger le document .js</text:span></text:p>
            <text:p><text:span text:style-name="T10">&lt;link rel="preload" href="main.js" as="script"&gt;</text:span></text:p>
            <text:p><text:span text:style-name="T8"/></text:p>
            <text:p><text:span text:style-name="T6">Permet de mettre un favicon</text:span></text:p>
            <text:p><text:span text:style-name="T10">&lt;link rel="icon" type="image/png" href="favicon.png"&gt;</text:span></text:p>
            <text:p><text:span text:style-name="T11"/></text:p>
            <text:p><text:span text:style-name="T9">&lt;script&gt;&lt;/script&gt; Permet de charger un fichier .JS :</text:span></text:p>
            <text:p><text:span text:style-name="T6">Permet de charger un fichier .js</text:span></text:p>
            <text:p><text:span text:style-name="T10">&lt;script type="text/javascript" src="main.js"&gt;&lt;/script&gt;</text:span></text:p>
            <text:p><text:span text:style-name="T11"/></text:p>
            <text:p><text:span text:style-name="T11"/></text:p>
            <text:p text:style-name="P4"><text:span text:style-name="T9">&lt;noscript&gt;&lt;/noscript&gt; <text:s/>En cas de non prise en charge du fichier script :</text:span></text:p>
            <text:p><text:span text:style-name="T6">Permet d'afficher un message en cas de non prise en charge d'un fichier .js </text:span></text:p>
            <text:p><text:span text:style-name="T10">&lt;noscript&gt;Vous avez désactivé JavaScript ou votre navigateur ne prend pas en charge JavaScript&lt;/noscript&gt;</text:span></text:p>
            <text:p><text:span text:style-name="T11"/></text:p>
            <text:p><text:span text:style-name="T6">Permet de relier et de charger un fichier .css qui ne contient pas de javascript</text:span></text:p>
            <text:p><text:span text:style-name="T10">&lt;noscript&gt;&lt;link rel="stylesheet" href="no-js.css" /&gt;&lt;/noscript&gt;</text:span></text:p>
            <text:p><text:span text:style-name="T11"/></text:p>
            <text:p><text:span text:style-name="T1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asalization Rg" svg:font-family="'Nasalization Rg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1-01-08T09:50:12.977000000</dc:date>
    <meta:editing-duration>PT16M3S</meta:editing-duration>
    <meta:editing-cycles>6</meta:editing-cycles>
    <meta:document-statistic meta:object-count="2"/>
  </office:meta>
</office:document-meta>
</file>